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style:font-name-asian="TheSansMonoConNormal"/>
    </style:style>
    <style:style style:name="P7" style:family="paragraph" style:parent-style-name="Body_20_Text_20_First">
      <style:paragraph-properties>
        <style:tab-stops>
          <style:tab-stop style:position="1.5in"/>
        </style:tab-stops>
      </style:paragraph-properties>
    </style:style>
    <style:style style:name="P8" style:family="paragraph" style:parent-style-name="Chapter_20_Title" style:master-page-name="First_20_Page">
      <style:paragraph-properties style:page-number="auto"/>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fo:font-weight="bold" style:font-weight-asian="bold"/>
    </style:style>
    <style:style style:name="T5" style:family="text">
      <style:text-properties style:font-name="Times" fo:language="none" fo:country="none" fo:font-weight="bold" style:font-weight-asian="bold" style:font-name-complex="Times" text:display="true"/>
    </style:style>
    <style:style style:name="T6" style:family="text">
      <style:text-properties fo:letter-spacing="-0.0028in"/>
    </style:style>
    <style:style style:name="T7" style:family="text">
      <style:text-properties fo:language="en" fo:country="US"/>
    </style:style>
    <style:style style:name="T8" style:family="text">
      <style:text-properties fo:font-style="normal" fo:font-weight="bold" style:font-style-asian="normal" style:font-weight-asian="bold"/>
    </style:style>
    <style:style style:name="T9" style:family="text">
      <style:text-properties style:font-name-asian="TheSansMonoConNormal"/>
    </style:style>
    <style:style style:name="T10" style:family="text">
      <style:text-properties style:font-name="TheSansMonoCondensed-Bold" fo:font-weight="bold" style:font-weight-asian="bold" style:font-name-complex="TheSansMonoCondensed-Bold" style:font-weight-complex="bold"/>
    </style:style>
    <style:style style:name="T11" style:family="text">
      <style:text-properties fo:letter-spacing="-0.0008in" fo:language="en" fo:country="US"/>
    </style:style>
    <style:style style:name="T12" style:family="text">
      <style:text-properties style:font-name="Utopia-Italic" fo:font-style="italic" style:font-style-asian="italic" style:font-name-complex="Utopia-Italic" style:font-style-complex="italic"/>
    </style:style>
    <style:style style:name="T13" style:family="text">
      <style:text-properties style:font-name="Utopia-Italic" style:font-name-complex="Utopia-Italic"/>
    </style:style>
    <style:style style:name="T14" style:family="text">
      <style:text-properties style:font-name-complex="Utopia-Italic"/>
    </style:style>
    <style:style style:name="T15" style:family="text">
      <style:text-properties officeooo:rsid="00044b19"/>
    </style:style>
    <style:style style:name="T16"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1422272" text:id="ct141422272">
          <text:format-change>
            <office:change-info>
              <dc:creator>Ray Lischner</dc:creator>
              <dc:date>2013-11-09T10:47:00</dc:date>
            </office:change-info>
          </text:format-change>
        </text:changed-region>
        <text:changed-region xml:id="ct150548640" text:id="ct150548640">
          <text:format-change>
            <office:change-info>
              <dc:creator>Ray Lischner</dc:creator>
              <dc:date>2013-11-09T10:4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ld<text:span text:style-name="Comment_20_Reference"><text:span text:style-name="T5"><office:annotation><dc:creator>Fabio Claudio Ferracchiati</dc:creator><dc:date>2013-10-04T14:36:00</dc:date><text:p text:style-name="P9"><text:span text:style-name="T16">Great chapter, really well written. The code is ok.</text:span></text:p></office:annotation></text:span></text:span>-Fashioned Arrays</text:p>
      <text:p text:style-name="Body_20_Text_20_First"><text:span text:style-name="T6">T</text:span>hroughout this book, I’ve used <text:span text:style-name="Code_20_Inline">std::vector</text:span> for arrays. Exploration 53 touched on <text:span text:style-name="Code_20_Inline">std::array</text:span>, and introduced other containers, such as <text:span text:style-name="Code_20_Inline">std::deque</text:span>. Hidden in the implementation of these types is an old-fashioned, crude, and unsafe style of array. This Exploration takes a look at this relic from C, not because I want you ever to use it, but because you may need to read code that uses this language construct, and it will help you to understand how the standard library can implement <text:span text:style-name="Code_20_Inline">vector</text:span>, <text:span text:style-name="Code_20_Inline">array</text:span>, and similar types. You may be surprised to learn that C-style arrays have much in common with pointers.</text:p>
      <text:h text:style-name="Heading_20_1" text:outline-level="1">C-Style Arrays</text:h>
      <text:p text:style-name="Body_20_Text_20_First">C++ inherits from C a primitive form of array. Although an application should never need to use C-style arrays, library authors sometimes need to use them. For example, a typical implementation of <text:span text:style-name="Code_20_Inline">std::vector</text:span> makes use of C-style arrays.</text:p>
      <text:p text:style-name="P5">The following shows how you define a C-style array object by specifying the array size in square brackets after the declarator name:</text:p>
      <text:p text:style-name="Code">int data[10];</text:p>
      <text:p text:style-name="Text_20_body"><text:span text:style-name="T7">The array size must be a compile-time constant integer expression. The size must be strictly positive; zero-length arrays are not allowed. The compiler sets aside a single chunk of memory that is large enough to store the entire array. After the array definition, your code can use the array name as an address, not as a pointer. The elements of the array are lvalues, so for instance, you can assign to </text:span><text:span text:style-name="Code_20_Inline"><text:span text:style-name="T7">data[0]</text:span></text:span><text:span text:style-name="T7">, but not to </text:span><text:span text:style-name="Code_20_Inline"><text:span text:style-name="T7">data</text:span></text:span><text:span text:style-name="T7"> itself.</text:span></text:p>
      <text:p text:style-name="Text_20_body"><text:span text:style-name="T7">Use square brackets to refer to elements of the array. The array index must be an integer. If the index is out of bounds, the results are undefined. Now you can see why </text:span><text:span text:style-name="Code_20_Inline"><text:span text:style-name="T7">std::vector</text:span></text:span><text:span text:style-name="T7"> implements the square bracket operator the way it does—namely, in imitation of C style arrays.</text:span></text:p>
      <text:p text:style-name="Code">int data[10];</text:p>
      <text:p text:style-name="Code">std::vector&lt;int&gt; safer_data{10};</text:p>
      <text:p text:style-name="Code">data[0] = 42; <text:s text:c="10"/>// okay</text:p>
      <text:p text:style-name="Code">safer_data[0] = 42; <text:s text:c="4"/>// okay: just like a C-style array</text:p>
      <text:p text:style-name="Code">safer_data.at(0) = 42; <text:s/>// okay: safer way to access vector elements</text:p>
      <text:p text:style-name="Code">data[10] = -1; <text:s text:c="9"/>// error: undefined behavior</text:p>
      <text:p text:style-name="Code">safer_data[10] = -1; <text:s text:c="3"/>// error: also undefined behavior</text:p>
      <text:p text:style-name="Code">safer_data.at(10) = -1; // okay: throws an exception</text:p>
      <text:p text:style-name="P5"><text:soft-page-break/>To initialize an array, use curly braces, just like universal initialization.</text:p>
      <text:p text:style-name="Code">int data[10] { 1, 2, 3, 4, 5, 6, 7, 8, 9, 10 };</text:p>
      <text:p text:style-name="Code">point corners[2] { point{0, 1}, point{10, 20} };</text:p>
      <text:p text:style-name="P5">When you provide initial values, you can omit the array size; the compiler uses the number of initializers as the array size.</text:p>
      <text:p text:style-name="Code">int data[] { 1, 2, 3, 4, 5 }; // just like data[5]</text:p>
      <text:p text:style-name="P5">If you provide an array size, you can omit trailing elements, in which case the compiler zero-initializes the remaining elements.</text:p>
      <text:p text:style-name="Code">int values[5]{ 3, 2, 1 }; // like { 3, 2, 1, 0, 0 }</text:p>
      <text:p text:style-name="Code">int data[10]{ }; // initialize entire array to zero</text:p>
      <text:h text:style-name="Heading_20_1" text:outline-level="1">Array Limitations</text:h>
      <text:p text:style-name="Body_20_Text_20_First">One of the key limitations to a C-style array is that the array doesn’t know its own size. The compiler knows the size when it compiles the array definition, but the size is not stored with the array itself, so most uses of the array are not aware of the array size.</text:p>
      <text:p text:style-name="Text_20_body"><text:span text:style-name="T7">If you declare an array type as a function parameter, something strange happens: the compiler ignores the size and treats the array type as a pointer type. In other words, when used as a function parameter, </text:span><text:span text:style-name="Code_20_Inline"><text:span text:style-name="T7">int</text:span></text:span><text:span text:style-name="T7"> </text:span><text:span text:style-name="Code_20_Inline"><text:span text:style-name="T7">x[10]</text:span></text:span><text:span text:style-name="T7"> means exactly the same thing as </text:span><text:span text:style-name="Code_20_Inline"><text:span text:style-name="T7">int</text:span></text:span><text:span text:style-name="T7"> </text:span><text:span text:style-name="Code_20_Inline"><text:span text:style-name="T7">x[1]</text:span></text:span><text:span text:style-name="T7">, </text:span><text:span text:style-name="Code_20_Inline"><text:span text:style-name="T7">int</text:span></text:span><text:span text:style-name="T7"> </text:span><text:span text:style-name="Code_20_Inline"><text:span text:style-name="T7">x[100000000]</text:span></text:span><text:span text:style-name="T7">, and </text:span><text:span text:style-name="Code_20_Inline"><text:span text:style-name="T7">int*</text:span></text:span><text:span text:style-name="T7"> </text:span><text:span text:style-name="Code_20_Inline"><text:span text:style-name="T7">x</text:span></text:span><text:span text:style-name="T7">. In practical terms, this means the function has no idea what the array size is. The function sees only a pointer to the start of the array. Thus, functions that take a C-style array as an argument typically have an additional argument to pass the array size, as shown in Listing 62-1.</text:span></text:p>
      <text:p text:style-name="Code_20_Caption"><text:span text:style-name="T8">Listing 62-1.</text:span> Array Type in Function Parameters</text:p>
      <text:p text:style-name="Code">#include &lt;iostream&gt;</text:p>
      <text:p text:style-name="Code"/>
      <text:p text:style-name="Code">int sum(int* array, int size);</text:p>
      <text:p text:style-name="Code"/>
      <text:p text:style-name="Code">int main()</text:p>
      <text:p text:style-name="Code">{</text:p>
      <text:p text:style-name="Code"><text:span text:style-name="T9"><text:s text:c="2"/></text:span>int data[5]{ 1, 2, 3, 4, 5 };</text:p>
      <text:p text:style-name="Code"><text:span text:style-name="T9"><text:s text:c="2"/></text:span>std::cout &lt;&lt; sum(data, 5) &lt;&lt; '\n';</text:p>
      <text:p text:style-name="Code">}</text:p>
      <text:p text:style-name="Code"/>
      <text:p text:style-name="Code">int sum(int array[], int size)</text:p>
      <text:p text:style-name="Code">{</text:p>
      <text:p text:style-name="Code"><text:span text:style-name="T9"><text:s text:c="2"/></text:span>int result{0};</text:p>
      <text:p text:style-name="Code"><text:span text:style-name="T9"><text:s text:c="2"/></text:span>while (size-- != 0)</text:p>
      <text:p text:style-name="Code"><text:span text:style-name="T9"><text:s text:c="4"/></text:span>result += array[size];</text:p>
      <text:p text:style-name="Code"><text:span text:style-name="T9"><text:s text:c="2"/></text:span>return result;</text:p>
      <text:p text:style-name="Code">}</text:p>
      <text:p text:style-name="Text_20_body"><text:span text:style-name="T7">Because an array does not store its size, an </text:span><text:span text:style-name="Code_20_Inline"><text:span text:style-name="T7">extern</text:span></text:span><text:span text:style-name="T7"> declaration (Exploration 41) of an array doesn’t keep track of the array size. Thus, the definition of the array must specify the size (explicitly or implicitly with an initializer), but </text:span><text:span text:style-name="Code_20_Inline"><text:span text:style-name="T7">extern</text:span></text:span><text:span text:style-name="T7"> declarations can omit the size. Unlike function arguments and </text:span><text:soft-page-break/><text:span text:style-name="T7">parameters, </text:span><text:span text:style-name="T7">no conversions take place with </text:span><text:span text:style-name="Code_20_Inline"><text:span text:style-name="T7">extern</text:span></text:span><text:span text:style-name="T7"> objects. Arrays are arrays and pointers are pointers. If the </text:span><text:span text:style-name="Code_20_Inline"><text:span text:style-name="T7">extern</text:span></text:span><text:span text:style-name="T7"> declaration does not match the object’s definition, the results are undefined.</text:span></text:p>
      <text:p text:style-name="P5">Another limitation of arrays is that a function cannot return an array.</text:p>
      <text:h text:style-name="Heading_20_1" text:outline-level="1">Dynamically Allocating an Array</text:h>
      <text:p text:style-name="Body_20_Text_20_First">A <text:span text:style-name="Code_20_Inline">new</text:span> expression can allocate an array, or more precisely, it allocates one or more contiguous values, default-initializes each element, and returns the address of the first one. (Remember that default-initializing a built-in type, such as <text:span text:style-name="Code_20_Inline">int</text:span>, leaves the value uninitialized.) Initialize elements of the array with values in curly braces. Remember that omitted elements are zero-initialized, so <text:span text:style-name="Code_20_Inline">{}</text:span> initializes every element of the new array. Like passing an array to a function, all you get from <text:span text:style-name="Code_20_Inline">new</text:span> is a pointer. It is up to you to keep track of the size. Pass the size in square brackets after the type.</text:p>
      <text:p text:style-name="Code">int* ptr{ <text:span text:style-name="T10">new int[10]{ 1, 2, 3 } </text:span>};</text:p>
      <text:p text:style-name="Code">ptr[0] = 9;</text:p>
      <text:p text:style-name="Code">ptr[9] = 0;</text:p>
      <text:p text:style-name="Text_20_body"><text:span text:style-name="T7">To free the memory, use the </text:span><text:span text:style-name="Code_20_Inline"><text:span text:style-name="T7">delete[]</text:span></text:span><text:span text:style-name="T7"> operator. The square brackets are required. Do not pass the size.</text:span></text:p>
      <text:p text:style-name="Code">delete[] ptr;</text:p>
      <text:p text:style-name="Text_20_body"><text:span text:style-name="T7">If you allocate a scalar value with </text:span><text:span text:style-name="Code_20_Inline"><text:span text:style-name="T7">new</text:span></text:span><text:span text:style-name="T7"> (no square brackets), you must delete the memory with plain </text:span><text:span text:style-name="Code_20_Inline"><text:span text:style-name="T7">delete</text:span></text:span><text:span text:style-name="T7"> (no square brackets). If you allocate an array (even if the size is one), delete the memory with </text:span><text:span text:style-name="Code_20_Inline"><text:span text:style-name="T7">delete[]</text:span></text:span><text:span text:style-name="T7">. You cannot mix the array-style </text:span><text:span text:style-name="Code_20_Inline"><text:span text:style-name="T7">new</text:span></text:span><text:span text:style-name="T7"> with a non-array </text:span><text:span text:style-name="Code_20_Inline"><text:span text:style-name="T7">delete</text:span></text:span><text:span text:style-name="T7"> or </text:span><text:span text:style-name="Emphasis"><text:span text:style-name="T7">vice versa</text:span></text:span><text:span text:style-name="T7">. Because the </text:span><text:span text:style-name="Code_20_Inline"><text:span text:style-name="T7">delete</text:span></text:span><text:span text:style-name="T7"> operator and </text:span><text:span text:style-name="Code_20_Inline"><text:span text:style-name="T7">delete[]</text:span></text:span><text:span text:style-name="T7"> operator both take a plain pointer as an operand, the compiler cannot, in general, detect errors. A good library can detect errors and report them at runtime, but the standard provides no guarantee.</text:span></text:p>
      <text:p text:style-name="Text_20_body"><text:span text:style-name="T7">The </text:span><text:span text:style-name="Code_20_Inline"><text:span text:style-name="T11">unique_ptr</text:span></text:span><text:span text:style-name="T7"> type distinguishes between scalars and arrays, so you can use it to manage dynamically allocated arrays:</text:span></text:p>
      <text:p text:style-name="Code">std::unique_ptr&lt;int[]&gt; array{ new int[10] };</text:p>
      <text:p text:style-name="Code">std::unique_ptr&lt;int&gt; scalar{ new int };</text:p>
      <text:p text:style-name="Text_20_body"><text:span text:style-name="T7">In both cases, the expression type is </text:span><text:span text:style-name="Code_20_Inline"><text:span text:style-name="T7">int*</text:span></text:span><text:span text:style-name="T7">, so there is no way for the compiler to verify that you are using the correct form of </text:span><text:span text:style-name="Code_20_Inline"><text:span text:style-name="T7">unique_ptr</text:span></text:span><text:span text:style-name="T7"> with a matching </text:span><text:span text:style-name="Code_20_Inline"><text:span text:style-name="T7">new</text:span></text:span><text:span text:style-name="T7"> expression. Enable all the debugging features in your compiler and see if it detects any errors in Listing 62-2.</text:span></text:p>
      <text:p text:style-name="Code_20_Caption"><text:span text:style-name="T8">Listing 62-2.</text:span> Deliberate Errors With new and delete</text:p>
      <text:p text:style-name="Code">#include &lt;memory&gt;</text:p>
      <text:p text:style-name="Code"/>
      <text:p text:style-name="Code">int main()</text:p>
      <text:p text:style-name="Code">{</text:p>
      <text:p text:style-name="Code"><text:span text:style-name="T9"><text:s text:c="3"/></text:span>int* p{ new int[10] };</text:p>
      <text:p text:style-name="Code"><text:span text:style-name="T9"><text:s text:c="3"/></text:span>delete p;</text:p>
      <text:p text:style-name="Code"><text:span text:style-name="T9"><text:s text:c="3"/></text:span>p = new int;</text:p>
      <text:p text:style-name="Code"><text:span text:style-name="T9"><text:s text:c="3"/></text:span>delete[] p;</text:p>
      <text:p text:style-name="Code"><text:span text:style-name="T9"><text:s text:c="3"/></text:span>std::unique_ptr&lt;int&gt; up{ new int[10] };</text:p>
      <text:p text:style-name="Code"><text:soft-page-break/><text:span text:style-name="T9"><text:s text:c="3"/></text:span>up.reset();</text:p>
      <text:p text:style-name="Code"><text:span text:style-name="T9"><text:s text:c="3"/></text:span>std::unique_ptr&lt;int[]&gt; upa{ new int };</text:p>
      <text:p text:style-name="Code"><text:span text:style-name="T9"><text:s text:c="3"/></text:span>upa.reset();</text:p>
      <text:p text:style-name="Code">}</text:p>
      <text:p text:style-name="P6"><text:s text:c="3"/></text:p>
      <text:h text:style-name="Heading_20_1" text:outline-level="1">The array Type</text:h>
      <text:p text:style-name="Body_20_Text_20_First">Many of the limitations of C-style arrays are ameliorated by <text:span text:style-name="Code_20_Inline">std::array</text:span>. Unlike C-style arrays, <text:span text:style-name="Code_20_Inline">std::array</text:span> remembers its size. Unlike C-style arrays, a function can return <text:span text:style-name="Code_20_Inline">std::array</text:span>. Unlike C-style arrays, <text:span text:style-name="Code_20_Inline">std::array</text:span> offer bounds-checking with the <text:span text:style-name="Code_20_Inline">at()</text:span> member function. Like <text:span text:style-name="Code_20_Inline">std::vector</text:span>, you must provide an element type as a template argument, but you also supply the array size. Also, <text:span text:style-name="Code_20_Inline">std::array</text:span> can have zero size, but C-style arrays cannot. One oddity is that an array initializer requires a second set of curly braces, which is a side effect of the way <text:span text:style-name="Code_20_Inline">std::array</text:span> works.</text:p>
      <text:p text:style-name="Code">std::array&lt;int, 5&gt; data{ { 1, 2, 3, 4, 5 } };</text:p>
      <text:p text:style-name="Code">assert(data.size() == 5);</text:p>
      <text:p text:style-name="Code">data.at(10); // throws an exception</text:p>
      <text:p text:style-name="Code">for (auto x : data) <text:s/>// supports iterators</text:p>
      <text:p text:style-name="Code"><text:span text:style-name="T9"><text:s text:c="4"/></text:span>std::cout &lt;&lt; x &lt;&lt; '\n';</text:p>
      <text:p text:style-name="Code">std::array&lt;int, 0&gt; look_ma_no_elements;</text:p>
      <text:p text:style-name="Code">assert(look_ma_no_elements.size() == 0);</text:p>
      <text:p text:style-name="Text_20_body"><text:span text:style-name="T7">But C-style arrays offer one (only one!) feature lacking in </text:span><text:span text:style-name="Code_20_Inline"><text:span text:style-name="T7">std::array</text:span></text:span><text:span text:style-name="T7">. </text:span><text:span text:style-name="Strong_20_Emphasis"><text:span text:style-name="T7">What is it?</text:span></text:span></text:p>
      <text:p text:style-name="P5"/>
      <text:p text:style-name="Unnumbered_20_List">_____________________________________________________________</text:p>
      <text:p text:style-name="Text_20_body"><text:span text:style-name="T7">The compiler can count the number of initializers of a C-style array, but you must do the counting for </text:span><text:span text:style-name="Code_20_Inline"><text:span text:style-name="T7">std::array</text:span></text:span><text:span text:style-name="T7">. There are some situations in which this limitation is serious, but in most cases, </text:span><text:span text:style-name="Code_20_Inline"><text:span text:style-name="T7">std::array</text:span></text:span><text:span text:style-name="T7"> is vastly superior to C-style arrays.</text:span></text:p>
      <text:h text:style-name="Heading_20_1" text:outline-level="1">Multi-Dimensional Arrays</text:h>
      <text:p text:style-name="Body_20_Text_20_First">All C-style arrays are one-dimensional, but you can create an array of arrays. For example, define a variable as a 3 × 4 matrix as follows:</text:p>
      <text:p text:style-name="Code">double matrix[3][4];</text:p>
      <text:p text:style-name="Text_20_body"><text:span text:style-name="T7">Read this declaration the way you would any other. Start with the name and work your way from inside to outside: </text:span><text:span text:style-name="Code_20_Inline"><text:span text:style-name="T7">matrix</text:span></text:span><text:span text:style-name="T7"> is an array with 3 elements. Each element is an array of 4 elements of type </text:span><text:span text:style-name="Code_20_Inline"><text:span text:style-name="T7">double</text:span></text:span><text:span text:style-name="T7">. Thus, C++ arrays are row-major—that is, the array is accessed by row, and the right-most) index varies fastest. So another way to define </text:span><text:span text:style-name="Code_20_Inline"><text:span text:style-name="T7">matrix</text:span></text:span><text:span text:style-name="T7"> is as follows:</text:span></text:p>
      <text:p text:style-name="Code">typedef double row[4];</text:p>
      <text:p text:style-name="Code">row matrix[3];</text:p>
      <text:p text:style-name="Text_20_body"><text:soft-page-break/><text:span text:style-name="T7">When you pass a matrix to a function, only the leftmost array is converted to a pointer. Thus, if you were to pass </text:span><text:span text:style-name="Code_20_Inline"><text:span text:style-name="T7">matrix</text:span></text:span><text:span text:style-name="T7"> to a function, you must declare the function parameter as a pointer to an array of 4 </text:span><text:span text:style-name="Code_20_Inline"><text:span text:style-name="T7">double</text:span></text:span><text:span text:style-name="T7">s as follows:</text:span></text:p>
      <text:p text:style-name="Code">double sum(double arg[][4]);</text:p>
      <text:p text:style-name="P5">or:</text:p>
      <text:p text:style-name="Code">double sum(double *arg[4]);</text:p>
      <text:p text:style-name="P5">or:</text:p>
      <text:p text:style-name="Code">double sum(row* arg);</text:p>
      <text:p text:style-name="P5">To refer to elements of the matrix, use a separate subscript operator for each index, as follows:</text:p>
      <text:p text:style-name="Code">void initialize(double matrix[][4], int num_rows)</text:p>
      <text:p text:style-name="Code">{</text:p>
      <text:p text:style-name="Code"><text:span text:style-name="T9"><text:s text:c="3"/></text:span>for (int i = 0; i != num_rows; ++i)</text:p>
      <text:p text:style-name="Code"><text:span text:style-name="T9"><text:s text:c="6"/></text:span>for (int j = 0; j != 4; ++j)</text:p>
      <text:p text:style-name="Code"><text:span text:style-name="T9"><text:s text:c="9"/></text:span>matrix[i][j] = 1.0;</text:p>
      <text:p text:style-name="Code">}</text:p>
      <text:p text:style-name="Text_20_body"><text:span text:style-name="T7">You can also refer to an entire row: </text:span><text:span text:style-name="Code_20_Inline"><text:span text:style-name="T7">matrix[2]</text:span></text:span><text:span text:style-name="T7"> returns the address of the last row of the matrix, which has type </text:span><text:span text:style-name="Code_20_Inline"><text:span text:style-name="T7">double[4]</text:span></text:span><text:span text:style-name="T7">, which means it is the address of the first element of a 4-element array of </text:span><text:span text:style-name="Code_20_Inline"><text:span text:style-name="T7">double</text:span></text:span><text:span text:style-name="T7">.</text:span></text:p>
      <text:p text:style-name="Text_20_body"><text:span text:style-name="T7">If you use </text:span><text:span text:style-name="Code_20_Inline"><text:span text:style-name="T7">std::array</text:span></text:span><text:span text:style-name="T7">, you can treat the matrix as an object, with all the advantages of </text:span><text:span text:style-name="Code_20_Inline"><text:span text:style-name="T7">std::array</text:span></text:span><text:span text:style-name="T7">. The declaration syntax might strike you as backward, but it clearly expresses the nature of a multi-dimensional C array as an array of arrays:</text:span></text:p>
      <text:p text:style-name="Code">std::array&lt;std::array&lt;double, 4&gt;, 3&gt; matrix;</text:p>
      <text:h text:style-name="Heading_20_1" text:outline-level="1">C-Style Strings</text:h>
      <text:p text:style-name="Body_20_Text_20_First">Another legacy type that C++ inherits from C is the C-style string, which is little more than a C-style array of <text:span text:style-name="Code_20_Inline">char</text:span>. (A wide C-style string is a C-style array of <text:span text:style-name="Code_20_Inline">wchar_t</text:span>. Everything in this chapter applies equally to wide strings and <text:span text:style-name="Code_20_Inline">wchar_t</text:span>, but mentions only <text:span text:style-name="Code_20_Inline">char</text:span> for the sake of simplicity. Ditto for strings of <text:span text:style-name="Code_20_Inline">char16_t</text:span> and <text:span text:style-name="Code_20_Inline">char32_t</text:span>.) A string literal in C++ is a <text:span text:style-name="Code_20_Inline">const</text:span> array of <text:span text:style-name="Code_20_Inline">char</text:span>. The size of the array is the number of elements in the array, plus one. The compiler automatically appends the character with value zero (<text:span text:style-name="Code_20_Inline">'\0'</text:span>) to the end of the array, as a marker for the end of the string. (Remember that the array does not store the size, so the trailing zero-valued character is the only way to identify the end of the string, and therefore, the length of the string.) The zero-value character is also called a <text:change-start text:change-id="ct141422272"/><text:span text:style-name="Emphasis"><text:span text:style-name="T13">null</text:span></text:span><text:change-end text:change-id="ct141422272"/><text:span text:style-name="T12"> </text:span><text:change-start text:change-id="ct150548640"/><text:span text:style-name="Emphasis"><text:span text:style-name="T13">character</text:span></text:span><text:change-end text:change-id="ct150548640"/>. In spite of the unfortunate collision of terminology, null characters have nothing to do with null pointers (Exploration 59).</text:p>
      <text:p text:style-name="Text_20_body"><text:span text:style-name="T7">The </text:span><text:span text:style-name="Code_20_Inline"><text:span text:style-name="T7">std::string</text:span></text:span><text:span text:style-name="T7"> class has a constructor to construct a C++ </text:span><text:span text:style-name="Code_20_Inline"><text:span text:style-name="T7">string</text:span></text:span><text:span text:style-name="T7"> from a C character pointer. Often, the compiler is able to call this constructor automatically, so you can usually use a string literal anywhere that calls for </text:span><text:span text:style-name="Code_20_Inline"><text:span text:style-name="T7">std::string</text:span></text:span><text:span text:style-name="T7">.</text:span></text:p>
      <text:p text:style-name="Text_20_body"><text:soft-page-break/><text:span text:style-name="T7">Should you ever need to work with C-style strings directly, remember that a string literal contains </text:span><text:span text:style-name="Code_20_Inline"><text:span text:style-name="T7">const</text:span></text:span><text:span text:style-name="T7"> elements. A frequent mistake is to treat a string literal as an array of </text:span><text:span text:style-name="Code_20_Inline"><text:span text:style-name="T7">char</text:span></text:span><text:span text:style-name="T7">, not an array of </text:span><text:span text:style-name="Code_20_Inline"><text:span text:style-name="T7">const</text:span></text:span><text:span text:style-name="T7"> </text:span><text:span text:style-name="Code_20_Inline"><text:span text:style-name="T7">char</text:span></text:span><text:span text:style-name="T7">. Although you generally cannot know the amount of memory that a character array occupies, you can </text:span><text:span text:style-name="T7">discover the number of characters (storage units, not logical characters if the character set is multi-byte) by calling the </text:span><text:span text:style-name="Code_20_Inline"><text:span text:style-name="T7">std::strlen</text:span></text:span><text:span text:style-name="T7"> function (declared in </text:span><text:span text:style-name="Code_20_Inline"><text:span text:style-name="T7">&lt;cstring&gt;</text:span></text:span><text:span text:style-name="T7">, along with several other functions that are useful for working with C-style strings), passing the start of the character array as an argument. (Wide characters have different support functions; for details consult a library reference.)</text:span></text:p>
      <text:h text:style-name="Heading_20_1" text:outline-level="1">Command-Line Arguments</text:h>
      <text:p text:style-name="P7">The one and only time you should use a C-style array is to access command-line arguments that the host environment passes to a program when the <text:span text:style-name="Code_20_Inline">main()</text:span> function begins. For historic reasons, the command-line arguments are passed as a C-style array of pointers to C-style character arrays. Thus, you can choose to write the <text:span text:style-name="Code_20_Inline">main()</text:span> function as a function of no arguments or a function of two arguments: an <text:span text:style-name="Code_20_Inline">int</text:span> for the number of command-line arguments and a pointer to the first element of an array of pointers to the individual command line arguments, each as an array of <text:span text:style-name="Code_20_Inline">char</text:span> (not <text:span text:style-name="Code_20_Inline">const char</text:span>). Listing 62-3 shows an example of <text:span text:style-name="Code_20_Inline"><text:span text:style-name="T14">echo</text:span></text:span>, which echoes command-line arguments to the standard output. Note that the first command-line argument is the program name or path to the program’s executable file (the details are defined by the implementation). Note also that <text:span text:style-name="Code_20_Inline">std::ostream</text:span> knows how to print a C-style character pointer by printing the character contents of the string.</text:p>
      <text:p text:style-name="Code_20_Caption"><text:span text:style-name="T8">Listing 62-3.</text:span> Echoing Command-Line Arguments</text:p>
      <text:p text:style-name="Code">#include &lt;iostream&gt;</text:p>
      <text:p text:style-name="Code"/>
      <text:p text:style-name="Code">int main(int argc, char* argv[])</text:p>
      <text:p text:style-name="Code">{</text:p>
      <text:p text:style-name="Code"><text:span text:style-name="T9"><text:s text:c="2"/></text:span>char const* separator{""};</text:p>
      <text:p text:style-name="Code"><text:span text:style-name="T9"><text:s text:c="2"/></text:span>while (--argc != 0)</text:p>
      <text:p text:style-name="Code"><text:span text:style-name="T9"><text:s text:c="2"/></text:span>{</text:p>
      <text:p text:style-name="Code"><text:span text:style-name="T9"><text:s text:c="4"/></text:span>std::cout &lt;&lt; separator &lt;&lt; *++argv;</text:p>
      <text:p text:style-name="Code"><text:span text:style-name="T9"><text:s text:c="4"/></text:span>separator = " ";</text:p>
      <text:p text:style-name="Code"><text:span text:style-name="T9"><text:s text:c="2"/></text:span>}</text:p>
      <text:p text:style-name="Code">}</text:p>
      <text:p text:style-name="Text_20_body"><text:span text:style-name="T7">The names </text:span><text:span text:style-name="Code_20_Inline"><text:span text:style-name="T7">argc</text:span></text:span><text:span text:style-name="T7"> and </text:span><text:span text:style-name="Code_20_Inline"><text:span text:style-name="T7">argv</text:span></text:span><text:span text:style-name="T7"> are conventional, not required. As with any other function parameters, you are free to pick any names you want. The second argument is of type pointer-to-pointer-to-char, and is often written as </text:span><text:span text:style-name="Code_20_Inline"><text:span text:style-name="T7">char*</text:span></text:span><text:span text:style-name="T7"> </text:span><text:span text:style-name="Code_20_Inline"><text:span text:style-name="T7">argv[]</text:span></text:span><text:span text:style-name="T7"> to emphasize the point that it is an array of </text:span><text:span text:style-name="Code_20_Inline"><text:span text:style-name="T7">char*</text:span></text:span><text:span text:style-name="T7"> values; although some programmers also use </text:span><text:span text:style-name="Code_20_Inline"><text:span text:style-name="T7">char**</text:span></text:span><text:span text:style-name="T7"> </text:span><text:span text:style-name="Code_20_Inline"><text:span text:style-name="T7">argv</text:span></text:span><text:span text:style-name="T7">, which means the same thing.</text:span></text:p>
      <text:p text:style-name="Text_20_body"><text:span text:style-name="T7">The size of the </text:span><text:span text:style-name="Code_20_Inline"><text:span text:style-name="T7">argv</text:span></text:span><text:span text:style-name="T7"> array is </text:span><text:span text:style-name="Code_20_Inline"><text:span text:style-name="T7">argc</text:span></text:span><text:span text:style-name="T7"> </text:span><text:span text:style-name="Code_20_Inline"><text:span text:style-name="T7">+</text:span></text:span><text:span text:style-name="T7"> </text:span><text:span text:style-name="Code_20_Inline"><text:span text:style-name="T7">1</text:span></text:span><text:span text:style-name="T7"> because its last element is a null pointer, after all the command-line arguments. Thus, some programs loop through command line arguments by counting and comparing with </text:span><text:span text:style-name="Code_20_Inline"><text:span text:style-name="T7">argc</text:span></text:span><text:span text:style-name="T7">, and others loop through </text:span><text:span text:style-name="Code_20_Inline"><text:span text:style-name="T7">argv</text:span></text:span><text:span text:style-name="T7"> until reaching a null pointer.</text:span></text:p>
      <text:p text:style-name="P5"><text:span text:style-name="T4">Write a program that takes two command-line arguments: an input file and an output file. The program copies the contents of the input file to the output file</text:span>. Compare your solution with mine, shown in Listing 62-4.</text:p>
      <text:p text:style-name="Code_20_Caption"><text:span text:style-name="T8">Listing 62-4.</text:span> Copying a File Named on the Command Line</text:p>
      <text:p text:style-name="Code"><text:soft-page-break/>#include &lt;cstdio&gt;</text:p>
      <text:p text:style-name="Code">#include &lt;cstdlib&gt;</text:p>
      <text:p text:style-name="Code">#include &lt;fstream&gt;</text:p>
      <text:p text:style-name="Code">#include &lt;iostream&gt;</text:p>
      <text:p text:style-name="Code"/>
      <text:p text:style-name="Code">int main(int argc, char* argv[])</text:p>
      <text:p text:style-name="Code">{</text:p>
      <text:p text:style-name="Code"><text:span text:style-name="T9"><text:s text:c="2"/></text:span>if (argc != 3)</text:p>
      <text:p text:style-name="Code"><text:span text:style-name="T9"><text:s text:c="2"/></text:span>{</text:p>
      <text:p text:style-name="Code"><text:span text:style-name="T9"><text:s text:c="4"/></text:span>std::cerr &lt;&lt; "usage: " &lt;&lt; argv[0] &lt;&lt; " INPUT OUTPUT\n";</text:p>
      <text:p text:style-name="Code"><text:span text:style-name="T9"><text:s text:c="4"/></text:span>return EXIT_FAILURE;</text:p>
      <text:p text:style-name="Code"><text:span text:style-name="T9"><text:s text:c="2"/></text:span>}</text:p>
      <text:p text:style-name="Code"><text:span text:style-name="T9"><text:s text:c="2"/></text:span>std::ifstream input{argv[1]};</text:p>
      <text:p text:style-name="Code"><text:span text:style-name="T9"><text:s text:c="2"/></text:span>if (not input)</text:p>
      <text:p text:style-name="Code"><text:span text:style-name="T9"><text:s text:c="2"/></text:span>{</text:p>
      <text:p text:style-name="Code"><text:span text:style-name="T9"><text:s text:c="4"/></text:span>std::perror(argv[1]);</text:p>
      <text:p text:style-name="Code"><text:span text:style-name="T9"><text:s text:c="4"/></text:span>return EXIT_FAILURE;</text:p>
      <text:p text:style-name="Code"><text:span text:style-name="T9"><text:s text:c="2"/></text:span>}</text:p>
      <text:p text:style-name="Code"><text:span text:style-name="T9"><text:s text:c="2"/></text:span>std::ofstream output{argv[2]};</text:p>
      <text:p text:style-name="Code"><text:span text:style-name="T9"><text:s text:c="2"/></text:span>if (not output)</text:p>
      <text:p text:style-name="Code"><text:span text:style-name="T9"><text:s text:c="2"/></text:span>{</text:p>
      <text:p text:style-name="Code"><text:span text:style-name="T9"><text:s text:c="4"/></text:span>std::perror(argv[2]);</text:p>
      <text:p text:style-name="Code"><text:span text:style-name="T9"><text:s text:c="4"/></text:span>return EXIT_FAILURE;</text:p>
      <text:p text:style-name="Code"><text:span text:style-name="T9"><text:s text:c="2"/></text:span>}</text:p>
      <text:p text:style-name="Code"/>
      <text:p text:style-name="Code"><text:span text:style-name="T9"><text:s text:c="2"/></text:span>input.exceptions(input.badbit); <text:s text:c="3"/>// throw for serious errors</text:p>
      <text:p text:style-name="Code"><text:span text:style-name="T9"><text:s text:c="2"/></text:span>output.exceptions(output.failbit); // throw for any error</text:p>
      <text:p text:style-name="Code"/>
      <text:p text:style-name="Code"><text:span text:style-name="T9"><text:s text:c="2"/></text:span>try</text:p>
      <text:p text:style-name="Code"><text:span text:style-name="T9"><text:s text:c="2"/></text:span>{</text:p>
      <text:p text:style-name="Code"><text:span text:style-name="T9"><text:s text:c="4"/></text:span>// Lots of ways to copy: use std::copy, use a loop to read &amp; write</text:p>
      <text:p text:style-name="Code"><text:span text:style-name="T9"><text:s text:c="4"/></text:span>// The following is a little-known technique that is probably fastest.</text:p>
      <text:p text:style-name="Code"><text:span text:style-name="T9"><text:s text:c="4"/></text:span>output &lt;&lt; input.rdbuf();</text:p>
      <text:p text:style-name="Code"><text:span text:style-name="T9"><text:s text:c="4"/></text:span>output.close();</text:p>
      <text:p text:style-name="Code"><text:span text:style-name="T9"><text:s text:c="4"/></text:span>input.close();</text:p>
      <text:p text:style-name="Code"><text:span text:style-name="T9"><text:s text:c="2"/></text:span>}</text:p>
      <text:p text:style-name="Code"><text:span text:style-name="T9"><text:s text:c="2"/></text:span>catch (std::ios_base::failure const&amp; ex)</text:p>
      <text:p text:style-name="Code"><text:span text:style-name="T9"><text:s text:c="2"/></text:span>{</text:p>
      <text:p text:style-name="Code"><text:span text:style-name="T9"><text:s text:c="4"/></text:span>std::cerr &lt;&lt; "Can’t copy " &lt;&lt; argv[1] &lt;&lt; " to " &lt;&lt; argv[2] &lt;&lt; ": " &lt;&lt;</text:p>
      <text:p text:style-name="Code"><text:span text:style-name="T9"><text:s text:c="17"/></text:span>ex.what() &lt;&lt; '\n';</text:p>
      <text:p text:style-name="Code"><text:span text:style-name="T9"><text:s text:c="4"/></text:span>return EXIT_FAILURE;</text:p>
      <text:p text:style-name="Code"><text:span text:style-name="T9"><text:s text:c="2"/></text:span>}</text:p>
      <text:p text:style-name="Code">}</text:p>
      <text:h text:style-name="Heading_20_1" text:outline-level="1">Pointer Arithmetic</text:h>
      <text:p text:style-name="Body_20_Text_20_First">An unusual feature of C++ pointers (inherited from C) is that you can perform addition and subtraction on pointers. In ordinary usage, these operations work only on pointers that point into arrays. Specifically, you can add or subtract integers and pointers, and you can subtract two pointers to get an integer. You can also compare two pointers using relational operators (less than, greater than, etc.). This section explores what these operations mean.</text:p>
      <text:p text:style-name="Text_20_body"><text:span text:style-name="T7">Briefly, a pointer can point to any object in an array. Add an integer to a pointer to obtain the address of an element of the array. For example, </text:span><text:span text:style-name="Code_20_Inline"><text:span text:style-name="T7">array</text:span></text:span><text:span text:style-name="T7"> </text:span><text:span text:style-name="Code_20_Inline"><text:span text:style-name="T7">+</text:span></text:span><text:span text:style-name="T7"> </text:span><text:span text:style-name="Code_20_Inline"><text:span text:style-name="T7">2</text:span></text:span><text:span text:style-name="T7"> points to the third element of the array: the element at </text:span><text:soft-page-break/><text:span text:style-name="T7">index 2. You are allowed to form a pointer to any position in the array, including the position one past the end. Given a pointer into the array, subtract an integer to obtain the address of an element earlier in the array. You are not allowed to form an address that precedes the first element of the array.</text:span></text:p>
      <text:p text:style-name="Text_20_body"><text:span text:style-name="T7">Subtract two pointers to obtain the number of array elements that separate them. They must be pointers that point into the same array. When you compare two pointers using relational operators, pointer </text:span><text:span text:style-name="Code_20_Inline"><text:span text:style-name="T7">a</text:span></text:span><text:span text:style-name="T7"> is “less than” pointer </text:span><text:span text:style-name="Code_20_Inline"><text:span text:style-name="T7">b</text:span></text:span><text:span text:style-name="T7"> if </text:span><text:span text:style-name="Code_20_Inline"><text:span text:style-name="T7">a</text:span></text:span><text:span text:style-name="T7"> and </text:span><text:span text:style-name="Code_20_Inline"><text:span text:style-name="T7">b</text:span></text:span><text:span text:style-name="T7"> both point to the same array and </text:span><text:span text:style-name="Code_20_Inline"><text:span text:style-name="T7">a</text:span></text:span><text:span text:style-name="T7"> comes earlier in the array than </text:span><text:span text:style-name="Code_20_Inline"><text:span text:style-name="T7">b</text:span></text:span><text:span text:style-name="T7">.</text:span></text:p>
      <text:p text:style-name="Text_20_body"><text:span text:style-name="T7">Ordinarily, you have no reason to use the relational operators on pointers that are not in the same array. But you can use pointers as keys in sets and maps, and these types need to compare pointers to put the keys in order. The </text:span><text:span text:style-name="Code_20_Inline"><text:span text:style-name="T7">std::set</text:span></text:span><text:span text:style-name="T7"> and </text:span><text:span text:style-name="Code_20_Inline"><text:span text:style-name="T7">std::map</text:span></text:span><text:span text:style-name="T7"> templates use </text:span><text:span text:style-name="Code_20_Inline"><text:span text:style-name="T7">std::less</text:span></text:span><text:span text:style-name="T7"> to compare keys (Exploration 50), and </text:span><text:span text:style-name="Code_20_Inline"><text:span text:style-name="T7">std::less</text:span></text:span><text:span text:style-name="T7"> uses the </text:span><text:span text:style-name="Code_20_Inline"><text:span text:style-name="T7">&lt;</text:span></text:span><text:span text:style-name="T7"> operator. The details are specific to the implementation, but the standard requires </text:span><text:span text:style-name="Code_20_Inline"><text:span text:style-name="T7">std::less</text:span></text:span><text:span text:style-name="T7"> to work with all pointers, thereby ensuring that sets and maps work properly when you use pointers as keys.</text:span></text:p>
      <text:p text:style-name="P5">The compiler and library are not required to enforce the rule that pointers must point to the same array or stay confined to legal indices. Some compilers might try to give you a few warnings, but in general, the compiler cannot tell whether your program follows all the rules. If your program does not follow the rules, it enters the twilight zone of undefined behavior. That’s what makes pointers so dangerous: it’s easy to fall into undefined behavior territory.</text:p>
      <text:p text:style-name="Text_20_body"><text:span text:style-name="T7">The most common use for pointer arithmetic is to advance through the elements of an array by marching a pointer from the beginning of the array to the end, instead of using an array index. Listing 62-5 illustrates this idiom as well as pointer subtraction by showing one possible implementation of the standard </text:span><text:span text:style-name="Code_20_Inline"><text:span text:style-name="T7">std::strlen</text:span></text:span><text:span text:style-name="T7"> function, which returns the length of a C-style string.</text:span></text:p>
      <text:p text:style-name="Code_20_Caption"><text:span text:style-name="T8">Listing 62-5.</text:span> Using Pointer Arithmetic to Determine the Length of a C String</text:p>
      <text:p text:style-name="Code">#include &lt;cstddef&gt;</text:p>
      <text:p text:style-name="Code"/>
      <text:p text:style-name="Code">std::size_t my_std_strlen(char const* str)</text:p>
      <text:p text:style-name="Code">{</text:p>
      <text:p text:style-name="Code"><text:span text:style-name="T9"><text:s text:c="3"/></text:span>char const* start{str}; <text:s text:c="5"/>// remember the start of the string</text:p>
      <text:p text:style-name="Code"><text:span text:style-name="T9"><text:s text:c="3"/></text:span>while (*str != 0) <text:s text:c="11"/>// while not at the end of the string</text:p>
      <text:p text:style-name="Code"><text:span text:style-name="T9"><text:s text:c="6"/></text:span>++str; <text:s text:c="19"/>// advance to the next character</text:p>
      <text:p text:style-name="Code"><text:span text:style-name="T9"><text:s text:c="3"/></text:span>return str - start; <text:s text:c="9"/>// compute string length by subtracting pointers</text:p>
      <text:p text:style-name="Code">}</text:p>
      <text:p text:style-name="Text_20_body"><text:span text:style-name="T7">Pointer arithmetic is error-prone, dangerous, and I recommend avoiding it. Instead of C strings, for example, use </text:span><text:span text:style-name="Code_20_Inline"><text:span text:style-name="T7">std::string</text:span></text:span><text:span text:style-name="T7">. Instead of C-style arrays, use </text:span><text:span text:style-name="Code_20_Inline"><text:span text:style-name="T7">std::vector</text:span></text:span><text:span text:style-name="T7"> or </text:span><text:span text:style-name="Code_20_Inline"><text:span text:style-name="T7">std::array</text:span></text:span><text:span text:style-name="T7">.</text:span></text:p>
      <text:p text:style-name="Text_20_body"><text:span text:style-name="T7">However, pointer arithmetic is a common idiom in C++ programs, and therefore unavoidable. Pointer arithmetic is especially prevalent in library implementations. For example, I can almost guarantee that it is used in your library’s implementation of the </text:span><text:span text:style-name="Code_20_Inline"><text:span text:style-name="T7">string</text:span></text:span><text:span text:style-name="T7">, </text:span><text:span text:style-name="Code_20_Inline"><text:span text:style-name="T7">vector</text:span></text:span><text:span text:style-name="T7">, and </text:span><text:span text:style-name="Code_20_Inline"><text:span text:style-name="T7">array</text:span></text:span><text:span text:style-name="T7"> class templates. Thus, library authors need to be especially vigilant against errors that are difficult or impossible for the compiler to detect, but that effort pays off by making a safer interface available to all other developers.</text:span></text:p>
      <text:p text:style-name="P5">In the interest of making pointers safer, C++ lets you define a class that looks, acts, and smells like a pointer type, but with bonus features, such as additional checks and safety. These so-called smart pointers are the subjects of the next Exploration.</text:p>
      <text:p text:style-name="P5"><text:bookmark text:name="Ref_Chapter"/><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Single" style:display-name="Code Single" style:family="paragraph" style:parent-style-name="Code">
      <style:paragraph-properties fo:margin-top="0.0972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62 </text:span><text:span text:style-name="MT2"></text:span><text:span text:style-name="MT3"> Old-Fashioned Arrays</text:span></text:p>
      </style:header>
      <style:header-left style:display="false">
        <text:p text:style-name="Header"><text:span text:style-name="MT3">CHAPTER 62 </text:span><text:span text:style-name="MT2"></text:span><text:span text:style-name="MT3"> Old-Fashioned Arrays</text:span></text:p>
      </style:header-left>
      <style:footer>
        <text:p text:style-name="MP2"><text:page-number text:select-page="current">9</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tracked-changes>
          <text:changed-region xml:id="ct144914608" text:id="ct144914608">
            <text:deletion>
              <office:change-info>
                <dc:creator>Ray Lischner</dc:creator>
                <dc:date>2013-11-09T11:03:00</dc:date>
              </office:change-info>
              <text:p text:style-name="Chapter_20_Number">C H A P T E R</text:p>
            </text:deletion>
          </text:changed-region>
          <text:changed-region xml:id="ct152595488" text:id="ct152595488">
            <text:insertion>
              <office:change-info>
                <dc:creator>Ray Lischner</dc:creator>
                <dc:date>2013-11-09T11:03: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44914608"/><text:change-start text:change-id="ct152595488"/><text:span text:style-name="MT4">E X P L O R A T I O N</text:span><text:change-end text:change-id="ct152595488"/> <text:s/>6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25:00</meta:creation-date>
    <dc:creator>Ray Lischner</dc:creator>
    <dc:date>2013-11-09T11:03:18</dc:date>
    <meta:print-date>2009-03-19T10:05:00</meta:print-date>
    <meta:editing-cycles>7</meta:editing-cycles>
    <meta:editing-duration>PT24M41S</meta:editing-duration>
    <meta:generator>LibreOffice/4.0-5$Linux_X86_64 LibreOffice_project/400m0$Build-305</meta:generator>
    <meta:document-statistic meta:table-count="0" meta:image-count="0" meta:object-count="0" meta:page-count="9" meta:paragraph-count="190" meta:word-count="3086" meta:character-count="18445" meta:non-whitespace-character-count="15278"/>
    <meta:user-defined meta:name="Chapter Number">6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